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For 36 items at onc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Item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" office:value-type="string" calcext:value-type="string">
            <text:p>Visual</text:p>
          </table:table-cell>
          <table:table-cell table:style-name="ce2" office:value-type="string" calcext:value-type="string">
            <text:p>HH</text:p>
          </table:table-cell>
          <table:table-cell table:style-name="ce2" office:value-type="string" calcext:value-type="string">
            <text:p>Fitts</text:p>
          </table:table-cell>
          <table:table-cell/>
        </table:table-row>
        <table:table-row table:style-name="ro2">
          <table:table-cell office:value-type="string" calcext:value-type="string">
            <text:p>Num. Pag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Items per Pag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Display Size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ipe time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rget Size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an number of pages after firs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an distance to target</text:p>
          </table:table-cell>
          <table:table-cell table:formula="of:=SQRT((([.B5]/4)^2)*2)" office:value-type="float" office:value="113.137084989848" calcext:value-type="float">
            <text:p>113.13708498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an ID</text:p>
          </table:table-cell>
          <table:table-cell table:formula="of:=LOG([.B10]/[.B7]+1;2)" office:value-type="float" office:value="1.64830988171546" calcext:value-type="float">
            <text:p>1.6483098817</text:p>
          </table:table-cell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ovice</text:p>
          </table:table-cell>
          <table:table-cell table:number-columns-repeated="4"/>
          <table:table-cell office:value-type="string" calcext:value-type="string">
            <text:p>Exper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can items on first page</text:p>
          </table:table-cell>
          <table:table-cell table:formula="of:=[.E3]+[.E4]*36/2" office:value-type="float" office:value="1740" calcext:value-type="float">
            <text:p>1740</text:p>
          </table:table-cell>
          <table:table-cell table:number-columns-repeated="3"/>
          <table:table-cell office:value-type="string" calcext:value-type="string">
            <text:p>Decide on first page</text:p>
          </table:table-cell>
          <table:table-cell/>
          <table:table-cell table:formula="of:=[.F3]+[.F4]*LOG(36; 2)" office:value-type="float" office:value="653.594000115385" calcext:value-type="float">
            <text:p>653.5940001154</text:p>
          </table:table-cell>
        </table:table-row>
        <table:table-row table:style-name="ro2">
          <table:table-cell table:style-name="Default" office:value-type="string" calcext:value-type="string">
            <text:p>Repeat scan for additional pag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peat decision for addition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Swipe (pages/2)-1 tim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wipe (pages/2)-1 ti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Point to item</text:p>
          </table:table-cell>
          <table:table-cell table:formula="of:=[.G3]+[.G4]*[.B11]" office:value-type="float" office:value="447.24648225732" calcext:value-type="float">
            <text:p>447.2464822573</text:p>
          </table:table-cell>
          <table:table-cell table:number-columns-repeated="3"/>
          <table:table-cell office:value-type="string" calcext:value-type="string">
            <text:p>Point to item</text:p>
          </table:table-cell>
          <table:table-cell/>
          <table:table-cell table:formula="of:=[.G3]+[.G4]*[.B11]" office:value-type="float" office:value="447.24648225732" calcext:value-type="float">
            <text:p>447.2464822573</text:p>
          </table:table-cell>
        </table:table-row>
        <table:table-row table:style-name="ro2" table:number-rows-repeated="4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For 4 items across 9 pag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Items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. Pag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tems per Pag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splay Size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ipe time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rget Size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an number of pages after firs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an distance to target</text:p>
          </table:table-cell>
          <table:table-cell table:style-name="ce3" table:formula="of:=SQRT((([.B27]/4)^2)*2)" office:value-type="float" office:value="113.137084989848" calcext:value-type="float">
            <text:p>113.13708498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an ID</text:p>
          </table:table-cell>
          <table:table-cell table:formula="of:=LOG([.B32]/[.B29]+1;2)" office:value-type="float" office:value="0.771553303163612" calcext:value-type="float">
            <text:p>0.7715533032</text:p>
          </table:table-cell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ovice</text:p>
          </table:table-cell>
          <table:table-cell table:number-columns-repeated="4"/>
          <table:table-cell office:value-type="string" calcext:value-type="string">
            <text:p>Exper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can items on first page</text:p>
          </table:table-cell>
          <table:table-cell table:formula="of:=[.E3]+[.E4]*4/2" office:value-type="float" office:value="460" calcext:value-type="float">
            <text:p>460</text:p>
          </table:table-cell>
          <table:table-cell table:number-columns-repeated="3"/>
          <table:table-cell office:value-type="string" calcext:value-type="string">
            <text:p>Decide on first page</text:p>
          </table:table-cell>
          <table:table-cell/>
          <table:table-cell table:formula="of:=[.F3]+[.F4]*LOG(4;2)" office:value-type="float" office:value="400" calcext:value-type="float">
            <text:p>400</text:p>
          </table:table-cell>
        </table:table-row>
        <table:table-row table:style-name="ro2">
          <table:table-cell table:style-name="Default" office:value-type="string" calcext:value-type="string">
            <text:p>Repeat scan for additional pages</text:p>
          </table:table-cell>
          <table:table-cell table:formula="of:=[.B37]*4" office:value-type="float" office:value="1840" calcext:value-type="float">
            <text:p>1840</text:p>
          </table:table-cell>
          <table:table-cell table:number-columns-repeated="3"/>
          <table:table-cell office:value-type="string" calcext:value-type="string">
            <text:p>Repeat decision for additional</text:p>
          </table:table-cell>
          <table:table-cell/>
          <table:table-cell table:formula="of:=[.H37]*4" office:value-type="float" office:value="1600" calcext:value-type="float">
            <text:p>1600</text:p>
          </table:table-cell>
        </table:table-row>
        <table:table-row table:style-name="ro2">
          <table:table-cell table:style-name="Default" office:value-type="string" calcext:value-type="string">
            <text:p>Swipe (pages/2)-1 times</text:p>
          </table:table-cell>
          <table:table-cell table:formula="of:=4*[.B28]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Swipe (pages/2)-1 times</text:p>
          </table:table-cell>
          <table:table-cell/>
          <table:table-cell table:formula="of:=[.B28]*4" office:value-type="float" office:value="2000" calcext:value-type="float">
            <text:p>2000</text:p>
          </table:table-cell>
        </table:table-row>
        <table:table-row table:style-name="ro2">
          <table:table-cell table:style-name="Default" office:value-type="string" calcext:value-type="string">
            <text:p>Point to item</text:p>
          </table:table-cell>
          <table:table-cell table:formula="of:=[.G3]+[.G4]*[.B33]" office:value-type="float" office:value="315.732995474542" calcext:value-type="float">
            <text:p>315.7329954745</text:p>
          </table:table-cell>
          <table:table-cell table:number-columns-repeated="3"/>
          <table:table-cell office:value-type="string" calcext:value-type="string">
            <text:p>Point to item</text:p>
          </table:table-cell>
          <table:table-cell/>
          <table:table-cell table:formula="of:=[.G3]+[.G4]*[.B33]" office:value-type="float" office:value="315.732995474542" calcext:value-type="float">
            <text:p>315.7329954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0:14:17.109201894</meta:creation-date>
    <dc:date>2016-09-29T11:41:12.629586223</dc:date>
    <meta:editing-duration>PT25M24S</meta:editing-duration>
    <meta:editing-cycles>3</meta:editing-cycles>
    <meta:generator>LibreOffice/5.0.3.2$Linux_X86_64 LibreOffice_project/00m0$Build-2</meta:generator>
    <meta:document-statistic meta:table-count="1" meta:cell-count="85" meta:object-count="0"/>
  </office:meta>
</office:document-meta>
</file>